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4.541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8cm" fo:min-width="0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18" style:family="graphic" style:parent-style-name="standard">
      <style:graphic-properties svg:stroke-color="#000000" draw:marker-start="" draw:marker-end="Arrowheads_20_1" draw:textarea-vertical-align="middle"/>
    </style:style>
    <style:style style:name="gr19" style:family="graphic" style:parent-style-name="objectwithoutfill">
      <style:graphic-properties draw:marker-start="Arrowheads_20_1" draw:marker-end="" draw:fill="none" draw:textarea-vertical-align="middle"/>
    </style:style>
    <style:style style:name="gr20" style:family="graphic" style:parent-style-name="standard">
      <style:graphic-properties svg:stroke-color="#000000" draw:marker-end="Arrowheads_20_1" draw:textarea-vertical-align="middle"/>
    </style:style>
    <style:style style:name="gr21" style:family="graphic" style:parent-style-name="objectwithoutfill">
      <style:graphic-properties draw:marker-end="Arrowheads_20_1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292cm" svg:height="1.617cm" svg:x="13.8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092cm" svg:height="1.694cm" svg:x="7.908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59cm" svg:height="1.038cm" svg:x="14.2cm" svg:y="3.9cm">
          <draw:text-box>
            <text:p><text:span text:style-name="T1">Cooler</text:span></text:p>
          </draw:text-box>
        </draw:frame>
        <draw:frame draw:style-name="gr4" draw:text-style-name="P3" draw:layer="layout" svg:width="4.009cm" svg:height="1.038cm" svg:x="7.991cm" svg:y="10.152cm">
          <draw:text-box>
            <text:p text:style-name="P1"><text:span text:style-name="T1">Exchanger</text:span></text:p>
          </draw:text-box>
        </draw:frame>
        <draw:line draw:style-name="gr5" draw:text-style-name="P1" draw:layer="layout" svg:x1="19.385cm" svg:y1="5.816cm" svg:x2="24.235cm" svg:y2="5.816cm">
          <text:p/>
        </draw:line>
        <draw:line draw:style-name="gr5" draw:text-style-name="P1" draw:layer="layout" svg:x1="19.336cm" svg:y1="7.762cm" svg:x2="24.186cm" svg:y2="7.762cm">
          <text:p/>
        </draw:line>
        <draw:line draw:style-name="gr5" draw:text-style-name="P1" draw:layer="layout" svg:x1="19.385cm" svg:y1="5.816cm" svg:x2="19.385cm" svg:y2="7.761cm">
          <text:p/>
        </draw:line>
        <draw:custom-shape draw:style-name="gr6" draw:text-style-name="P1" draw:layer="layout" svg:width="2.273cm" svg:height="0.399cm" svg:x="22.101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88cm" svg:height="1.946cm" svg:x="21.713cm" svg:y="5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" draw:id="id1" draw:layer="layout" svg:width="2.328cm" svg:height="1.946cm" svg:x="19.385cm" svg:y="5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94cm" svg:height="0.599cm" svg:x="24.374cm" svg:y="6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596cm" svg:height="1.271cm" svg:x="25.372cm" svg:y="5.417cm">
          <draw:text-box>
            <text:p><text:span text:style-name="T2">W</text:span><text:span text:style-name="T3">c</text:span></text:p>
          </draw:text-box>
        </draw:frame>
        <draw:frame draw:style-name="gr10" draw:text-style-name="P2" draw:layer="layout" svg:width="4.363cm" svg:height="1.038cm" svg:x="21.237cm" svg:y="4.42cm">
          <draw:text-box>
            <text:p><text:span text:style-name="T1">Compressor</text:span></text:p>
          </draw:text-box>
        </draw:frame>
        <draw:custom-shape draw:style-name="gr11" draw:text-style-name="P1" xml:id="id4" draw:id="id4" draw:layer="layout" svg:width="1.596cm" svg:height="1.597cm" svg:x="2.275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95cm" svg:height="1.596cm" draw:transform="skewX (-0.000698131700797843) rotate (-0.83723444218168) translate (3.132cm 9.52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0.549cm" svg:y1="5.816cm" svg:x2="17.092cm" svg:y2="4.408cm" draw:start-shape="id1" draw:start-glue-point="0" draw:end-shape="id2" draw:end-glue-point="1" svg:d="m20549 5816v-1408h-3457" svg:viewBox="0 0 3458 1409">
          <text:p/>
        </draw:connector>
        <draw:frame draw:style-name="gr14" draw:text-style-name="P2" draw:layer="layout" svg:width="0.894cm" svg:height="1.038cm" svg:x="20.706cm" svg:y="8.562cm">
          <draw:text-box>
            <text:p><text:span text:style-name="T1">2</text:span></text:p>
          </draw:text-box>
        </draw:frame>
        <draw:frame draw:style-name="gr15" draw:text-style-name="P2" draw:layer="layout" svg:width="0.894cm" svg:height="1.038cm" svg:x="12.706cm" svg:y="3.562cm">
          <draw:text-box>
            <text:p><text:span text:style-name="T1">4</text:span></text:p>
          </draw:text-box>
        </draw:frame>
        <draw:frame draw:style-name="gr16" draw:text-style-name="P2" draw:layer="layout" svg:width="0.894cm" svg:height="1.038cm" svg:x="19.506cm" svg:y="11.2cm">
          <draw:text-box>
            <text:p><text:span text:style-name="T1">1</text:span></text:p>
          </draw:text-box>
        </draw:frame>
        <draw:frame draw:style-name="gr17" draw:text-style-name="P2" draw:layer="layout" svg:width="0.894cm" svg:height="1.038cm" svg:x="18.336cm" svg:y="3.522cm">
          <draw:text-box>
            <text:p><text:span text:style-name="T1">3</text:span></text:p>
          </draw:text-box>
        </draw:frame>
        <draw:connector draw:style-name="gr18" draw:text-style-name="P1" draw:layer="layout" svg:x1="13.8cm" svg:y1="4.408cm" svg:x2="9.954cm" svg:y2="9.8cm" draw:start-shape="id2" draw:start-glue-point="3" draw:end-shape="id3" draw:end-glue-point="0" svg:d="m13800 4408h-3846v5392" svg:viewBox="0 0 3847 5393">
          <text:p/>
        </draw:connector>
        <draw:custom-shape draw:style-name="gr2" draw:text-style-name="P1" xml:id="id5" draw:id="id5" draw:layer="layout" svg:width="4.092cm" svg:height="1.694cm" svg:x="7.908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09cm" svg:height="1.038cm" svg:x="8.691cm" svg:y="15.352cm">
          <draw:text-box>
            <text:p text:style-name="P1"><text:span text:style-name="T1">Vessel</text:span></text:p>
          </draw:text-box>
        </draw:frame>
        <draw:line draw:style-name="gr19" draw:text-style-name="P1" draw:layer="layout" svg:x1="20.6cm" svg:y1="7.762cm" svg:x2="20.6cm" svg:y2="11.8cm">
          <text:p/>
        </draw:line>
        <draw:connector draw:style-name="gr18" draw:text-style-name="P1" draw:layer="layout" svg:x1="7.908cm" svg:y1="10.647cm" svg:x2="3.871cm" svg:y2="10.654cm" draw:start-shape="id3" draw:end-shape="id4" draw:end-glue-point="10" svg:d="m7908 10647h-2018v7h-2019" svg:viewBox="0 0 4038 8">
          <text:p/>
        </draw:connector>
        <draw:connector draw:style-name="gr20" draw:text-style-name="P1" draw:layer="layout" svg:x1="3.073cm" svg:y1="11.452cm" svg:x2="7.908cm" svg:y2="15.847cm" draw:start-shape="id4" draw:start-glue-point="8" draw:end-shape="id5" draw:end-glue-point="3" svg:d="m3073 11452v4395h4835" svg:viewBox="0 0 4836 4396">
          <text:p/>
        </draw:connector>
        <draw:connector draw:style-name="gr20" draw:text-style-name="P1" draw:layer="layout" svg:x1="9.954cm" svg:y1="15cm" svg:x2="9.954cm" svg:y2="11.494cm" draw:start-shape="id5" draw:start-glue-point="0" draw:end-shape="id3" svg:d="m9954 15000v-3506" svg:viewBox="0 0 1 3507">
          <text:p/>
        </draw:connector>
        <draw:line draw:style-name="gr21" draw:text-style-name="P1" draw:layer="layout" svg:x1="10cm" svg:y1="16.694cm" svg:x2="10cm" svg:y2="18.4cm">
          <text:p/>
        </draw:line>
        <draw:frame draw:style-name="gr22" draw:text-style-name="P5" draw:layer="layout" svg:width="1.823cm" svg:height="0.806cm" svg:x="8.177cm" svg:y="17.594cm">
          <draw:text-box>
            <text:p><text:span text:style-name="T4">Liquid</text:span></text:p>
          </draw:text-box>
        </draw:frame>
        <draw:line draw:style-name="gr21" draw:text-style-name="P1" draw:layer="layout" svg:x1="12cm" svg:y1="10.6cm" svg:x2="20.6cm" svg:y2="10.6cm">
          <text:p/>
        </draw:line>
        <draw:frame draw:style-name="gr22" draw:text-style-name="P5" draw:layer="layout" svg:width="2.517cm" svg:height="0.806cm" svg:x="20.683cm" svg:y="11.394cm">
          <draw:text-box>
            <text:p><text:span text:style-name="T4">Gas feed</text:span></text:p>
          </draw:text-box>
        </draw:frame>
        <draw:frame draw:style-name="gr15" draw:text-style-name="P2" draw:layer="layout" svg:width="0.894cm" svg:height="1.038cm" svg:x="6.506cm" svg:y="9.8cm">
          <draw:text-box>
            <text:p><text:span text:style-name="T1">5</text:span></text:p>
          </draw:text-box>
        </draw:frame>
        <draw:frame draw:style-name="gr15" draw:text-style-name="P2" draw:layer="layout" svg:width="0.894cm" svg:height="1.038cm" svg:x="3.2cm" svg:y="12.6cm">
          <draw:text-box>
            <text:p><text:span text:style-name="T1">6</text:span></text:p>
          </draw:text-box>
        </draw:frame>
        <draw:frame draw:style-name="gr15" draw:text-style-name="P2" draw:layer="layout" svg:width="0.894cm" svg:height="1.038cm" svg:x="9.954cm" svg:y="12.162cm">
          <draw:text-box>
            <text:p><text:span text:style-name="T1">7</text:span></text:p>
          </draw:text-box>
        </draw:frame>
        <draw:frame draw:style-name="gr15" draw:text-style-name="P2" draw:layer="layout" svg:width="0.894cm" svg:height="1.038cm" svg:x="10.106cm" svg:y="17.162cm">
          <draw:text-box>
            <text:p><text:span text:style-name="T1">8</text:span></text:p>
          </draw:text-box>
        </draw:frame>
        <draw:frame draw:style-name="gr15" draw:text-style-name="P2" draw:layer="layout" svg:width="0.894cm" svg:height="1.038cm" svg:x="12.4cm" svg:y="9.562cm">
          <draw:text-box>
            <text:p><text:span text:style-name="T1">9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25T11:54:22</dc:date>
    <dc:creator>Jeff Gomes</dc:creator>
    <meta:editing-duration>PT21H29M54S</meta:editing-duration>
    <meta:editing-cycles>7</meta:editing-cycles>
    <meta:generator>LibreOffice/3.5$Linux_X86_64 LibreOffice_project/350m1$Build-2</meta:generator>
    <meta:document-statistic meta:object-count="59"/>
  </office:meta>
</office:document-meta>
</file>